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Verdana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text-properties style:use-window-font-color="true" style:text-line-through-style="none"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line-height="100%" fo:text-align="center" style:justify-single-word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Tahoma" fo:font-size="8pt" fo:font-weight="normal" style:font-size-asian="8pt" style:font-weight-asian="normal" style:font-size-complex="8pt" style:font-weight-complex="normal"/>
    </style:style>
    <style:style style:name="P4" style:family="paragraph" style:parent-style-name="Text_20_body">
      <style:text-properties style:use-window-font-color="true" style:font-name="Tahoma" fo:font-size="8pt" fo:font-weight="bold" style:font-size-asian="8pt" style:font-weight-asian="bold" style:font-size-complex="8pt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Tahoma" fo:font-size="8pt" fo:font-weight="bold" style:font-size-asian="8pt" style:font-weight-asian="bold" style:font-size-complex="8pt"/>
    </style:style>
    <style:style style:name="P6" style:family="paragraph" style:parent-style-name="Text_20_body">
      <style:text-properties style:use-window-font-color="true" style:font-name="Tahoma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46cm"/>
        </style:tab-stops>
      </style:paragraph-properties>
      <style:text-properties style:use-window-font-color="true" style:font-name="Tahoma" fo:font-size="8pt" fo:font-weight="normal" style:font-size-asian="8pt" style:font-weight-asian="normal" style:font-size-complex="8pt" style:font-weight-complex="normal"/>
    </style:style>
    <style:style style:name="P8" style:family="paragraph" style:parent-style-name="Marcador3">
      <style:text-properties style:use-window-font-color="true" style:font-name="Tahoma" fo:font-size="8pt" style:font-size-asian="8pt" style:font-size-complex="8pt"/>
    </style:style>
    <style:style style:name="P9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Tahoma" fo:font-size="8pt" style:font-size-asian="8pt" style:font-size-complex="8pt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use-window-font-color="true" style:font-name="Tahoma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font-name="Tahoma" fo:font-size="8pt" style:font-size-asian="8pt" style:font-size-complex="8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text-line-through-style="none" style:font-name="Tahoma" fo:font-size="8pt" style:font-size-asian="8pt" style:font-size-complex="8pt"/>
    </style:style>
    <style:style style:name="P13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959cm"/>
          <style:tab-stop style:position="16.946cm"/>
        </style:tab-stops>
      </style:paragraph-properties>
      <style:text-properties style:use-window-font-color="true" style:font-name="Tahom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 style:master-page-name="Standard">
      <style:paragraph-properties fo:text-align="end" style:justify-single-word="false" style:page-number="auto">
        <style:tab-stops>
          <style:tab-stop style:position="7.997cm"/>
          <style:tab-stop style:position="11cm"/>
        </style:tab-stops>
      </style:paragraph-properties>
      <style:text-properties style:use-window-font-color="true" style:font-name="Tahoma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5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style:use-window-font-color="tru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7" style:family="text">
      <style:text-properties style:use-window-font-color="tru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weight="bold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language="es" fo:country="ES" fo:font-style="normal" style:text-underline-style="none" fo:font-weight="bold" fo:background-color="transparen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[onshow.numcrono2]</text:p>
      <text:p text:style-name="P8"/>
      <text:p text:style-name="P8">CERTIFICADO DE SUPERVIVENCIA DE PERSONA CAPAZ</text:p>
      <text:p text:style-name="P8"/>
      <text:p text:style-name="P8"/>
      <text:p text:style-name="P9"/>
      <text:p text:style-name="P11"><text:span text:style-name="T1">EL(LA) DR(A). </text:span><text:span text:style-name="T8">[onshow.nombre_notario]</text:span><text:span text:style-name="T1">, NOTARIO PUBLICO DE LIMA, CON DIRECCIÓN EN </text:span><text:span text:style-name="T9">[onshow.direc_notario]</text:span><text:span text:style-name="T1"> , DISTRITO DE </text:span><text:span text:style-name="T9">[onshow.distrito_notario]</text:span><text:span text:style-name="T1"> CERTIFICA LA SUPERVIVENCIA DE: DON(ÑA) </text:span><text:span text:style-name="T8">[onshow.nombre_persona]</text:span><text:span text:style-name="T2"> IDENTIFICADO CON </text:span><text:span text:style-name="T3">[onshow.tip_doc] </text:span><text:span text:style-name="T2">N° </text:span><text:span text:style-name="T4">[onshow.num_doc]</text:span><text:span text:style-name="T2">, OCUPACION </text:span><text:span text:style-name="T4">[onshow.profesion].</text:span><text:span text:style-name="T2"> QUIEN PRESENTE <text:s/>ANTE MI EL DIA DE HOY, MANIFIESTA SER DE ESTADO CIVIL </text:span><text:span text:style-name="T3">[onshow.est_civil]</text:span><text:span text:style-name="T2">, DE NACIONALIDAD </text:span><text:span text:style-name="T3">[onshow.nacionalidad]</text:span><text:span text:style-name="T2"> Y DOMICILIAR EN </text:span><text:span text:style-name="T3">[onshow.domicilio] [onshow.ubigeo]</text:span><text:span text:style-name="T2">.</text:span><text:span text:style-name="T5"><text:tab/></text:span></text:p>
      <text:p text:style-name="P12"><text:span text:style-name="T6">OBSERVACIONES</text:span><text:span text:style-name="T7">:[onshow.observaciones].</text:span><text:span text:style-name="T5"><text:tab/></text:span></text:p>
      <text:p text:style-name="P10"/>
      <text:p text:style-name="P3">EN LIMA, A LOS <text:span text:style-name="T10">[onshow.fec_letras]</text:span></text:p>
      <text:p text:style-name="P5"/>
      <text:p text:style-name="P4"/>
      <text:p text:style-name="P4"/>
      <text:p text:style-name="P4"/>
      <text:p text:style-name="P4"/>
      <text:p text:style-name="P13">[onshow.evalua_firma]<text:tab/></text:p>
      <text:p text:style-name="P7"/>
      <text:p text:style-name="P4"><text:tab/></text:p>
      <text:p text:style-name="P4"/>
      <text:p text:style-name="P4"/>
      <text:p text:style-name="P6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3-01T16:27:29.59</meta:creation-date>
    <dc:date>2014-03-01T18:20:00.27</dc:date>
    <dc:creator>aa aa</dc:creator>
    <meta:editing-duration>PT6H52M50S</meta:editing-duration>
    <meta:editing-cycles>23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64" meta:character-count="631"/>
  </office:meta>
</office:document-meta>
</file>